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2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7pt" svg:height="298.94pt" svg:x="622.32pt" svg:y="31.61pt">
            <draw:object draw:notify-on-update-of-ranges="Sheet1.A6:Sheet1.A7 Sheet1.A12:Sheet1.A14 Sheet1.D6:Sheet1.D7 Sheet1.D12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office:value-type="string" calcext:value-type="string">
            <text:p>fps_de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_dev</text:p>
          </table:table-cell>
        </table:table-row>
        <table:table-row table:style-name="ro1">
          <table:table-cell office:value-type="string" calcext:value-type="string">
            <text:p>fps_cat_5.dat</text:p>
          </table:table-cell>
          <table:table-cell office:value-type="float" office:value="626.912" calcext:value-type="float">
            <text:p>626.912</text:p>
          </table:table-cell>
          <table:table-cell office:value-type="float" office:value="3.10784" calcext:value-type="float">
            <text:p>3.10784</text:p>
          </table:table-cell>
          <table:table-cell office:value-type="float" office:value="1.59516" calcext:value-type="float">
            <text:p>1.59516</text:p>
          </table:table-cell>
          <table:table-cell office:value-type="float" office:value="0.00791333" calcext:value-type="float">
            <text:p>0.00791333</text:p>
          </table:table-cell>
        </table:table-row>
        <table:table-row table:style-name="ro1">
          <table:table-cell office:value-type="string" calcext:value-type="string">
            <text:p>fps_wall_1.dat</text:p>
          </table:table-cell>
          <table:table-cell office:value-type="float" office:value="599.229" calcext:value-type="float">
            <text:p>599.229</text:p>
          </table:table-cell>
          <table:table-cell office:value-type="float" office:value="3.87363" calcext:value-type="float">
            <text:p>3.87363</text:p>
          </table:table-cell>
          <table:table-cell office:value-type="float" office:value="1.66888" calcext:value-type="float">
            <text:p>1.66888</text:p>
          </table:table-cell>
          <table:table-cell office:value-type="float" office:value="0.0107868" calcext:value-type="float">
            <text:p>0.0107868</text:p>
          </table:table-cell>
        </table:table-row>
        <table:table-row table:style-name="ro1">
          <table:table-cell office:value-type="string" calcext:value-type="string">
            <text:p>fps_nano_10.dat</text:p>
          </table:table-cell>
          <table:table-cell office:value-type="float" office:value="578.286" calcext:value-type="float">
            <text:p>578.286</text:p>
          </table:table-cell>
          <table:table-cell office:value-type="float" office:value="5.23322" calcext:value-type="float">
            <text:p>5.23322</text:p>
          </table:table-cell>
          <table:table-cell office:value-type="float" office:value="1.72939" calcext:value-type="float">
            <text:p>1.72939</text:p>
          </table:table-cell>
          <table:table-cell office:value-type="float" office:value="0.0160916" calcext:value-type="float">
            <text:p>0.0160916</text:p>
          </table:table-cell>
        </table:table-row>
        <table:table-row table:style-name="ro1">
          <table:table-cell office:value-type="string" calcext:value-type="string">
            <text:p>fps_nano_20.dat</text:p>
          </table:table-cell>
          <table:table-cell office:value-type="float" office:value="470.227" calcext:value-type="float">
            <text:p>470.227</text:p>
          </table:table-cell>
          <table:table-cell office:value-type="float" office:value="2.79421" calcext:value-type="float">
            <text:p>2.79421</text:p>
          </table:table-cell>
          <table:table-cell office:value-type="float" office:value="2.1267" calcext:value-type="float">
            <text:p>2.1267</text:p>
          </table:table-cell>
          <table:table-cell office:value-type="float" office:value="0.0125817" calcext:value-type="float">
            <text:p>0.0125817</text:p>
          </table:table-cell>
        </table:table-row>
        <table:table-row table:style-name="ro1">
          <table:table-cell office:value-type="string" calcext:value-type="string">
            <text:p>fps_sponza_10.dat</text:p>
          </table:table-cell>
          <table:table-cell office:value-type="float" office:value="195.881" calcext:value-type="float">
            <text:p>195.881</text:p>
          </table:table-cell>
          <table:table-cell office:value-type="float" office:value="0.55005" calcext:value-type="float">
            <text:p>0.55005</text:p>
          </table:table-cell>
          <table:table-cell office:value-type="float" office:value="5.10518" calcext:value-type="float">
            <text:p>5.10518</text:p>
          </table:table-cell>
          <table:table-cell office:value-type="float" office:value="0.0143413" calcext:value-type="float">
            <text:p>0.0143413</text:p>
          </table:table-cell>
        </table:table-row>
        <table:table-row table:style-name="ro1">
          <table:table-cell office:value-type="string" calcext:value-type="string">
            <text:p>fps_sponza_50.dat</text:p>
          </table:table-cell>
          <table:table-cell office:value-type="float" office:value="149.188" calcext:value-type="float">
            <text:p>149.188</text:p>
          </table:table-cell>
          <table:table-cell office:value-type="float" office:value="1.09065" calcext:value-type="float">
            <text:p>1.09065</text:p>
          </table:table-cell>
          <table:table-cell office:value-type="float" office:value="6.70331" calcext:value-type="float">
            <text:p>6.70331</text:p>
          </table:table-cell>
          <table:table-cell office:value-type="float" office:value="0.0473337" calcext:value-type="float">
            <text:p>0.0473337</text:p>
          </table:table-cell>
        </table:table-row>
        <table:table-row table:style-name="ro1">
          <table:table-cell office:value-type="string" calcext:value-type="string">
            <text:p>fps_sponza_nano_cat_wall_50.dat</text:p>
          </table:table-cell>
          <table:table-cell office:value-type="float" office:value="143.295" calcext:value-type="float">
            <text:p>143.295</text:p>
          </table:table-cell>
          <table:table-cell office:value-type="float" office:value="0.509425" calcext:value-type="float">
            <text:p>0.509425</text:p>
          </table:table-cell>
          <table:table-cell office:value-type="float" office:value="6.97868" calcext:value-type="float">
            <text:p>6.97868</text:p>
          </table:table-cell>
          <table:table-cell office:value-type="float" office:value="0.0247826" calcext:value-type="float">
            <text:p>0.0247826</text:p>
          </table:table-cell>
        </table:table-row>
        <table:table-row table:style-name="ro1">
          <table:table-cell office:value-type="string" calcext:value-type="string">
            <text:p>fps_sponza_nano_cat_wall_200.dat</text:p>
          </table:table-cell>
          <table:table-cell office:value-type="float" office:value="71.8" calcext:value-type="float">
            <text:p>71.8</text:p>
          </table:table-cell>
          <table:table-cell office:value-type="float" office:value="0.404061" calcext:value-type="float">
            <text:p>0.404061</text:p>
          </table:table-cell>
          <table:table-cell office:value-type="float" office:value="13.928" calcext:value-type="float">
            <text:p>13.928</text:p>
          </table:table-cell>
          <table:table-cell office:value-type="float" office:value="0.0790343" calcext:value-type="float">
            <text:p>0.0790343</text:p>
          </table:table-cell>
        </table:table-row>
        <table:table-row table:style-name="ro1">
          <table:table-cell office:value-type="string" calcext:value-type="string">
            <text:p>fps_nano_40.dat</text:p>
          </table:table-cell>
          <table:table-cell office:value-type="float" office:value="323.875" calcext:value-type="float">
            <text:p>323.875</text:p>
          </table:table-cell>
          <table:table-cell office:value-type="float" office:value="1.3994" calcext:value-type="float">
            <text:p>1.3994</text:p>
          </table:table-cell>
          <table:table-cell office:value-type="float" office:value="3.08767" calcext:value-type="float">
            <text:p>3.08767</text:p>
          </table:table-cell>
          <table:table-cell office:value-type="float" office:value="0.013373" calcext:value-type="float">
            <text:p>0.013373</text:p>
          </table:table-cell>
        </table:table-row>
        <table:table-row table:style-name="ro1">
          <table:table-cell office:value-type="string" calcext:value-type="string">
            <text:p>fps_nano_80.dat</text:p>
          </table:table-cell>
          <table:table-cell office:value-type="float" office:value="206.808" calcext:value-type="float">
            <text:p>206.808</text:p>
          </table:table-cell>
          <table:table-cell office:value-type="float" office:value="1.05903" calcext:value-type="float">
            <text:p>1.05903</text:p>
          </table:table-cell>
          <table:table-cell office:value-type="float" office:value="4.83553" calcext:value-type="float">
            <text:p>4.83553</text:p>
          </table:table-cell>
          <table:table-cell office:value-type="float" office:value="0.0247933" calcext:value-type="float">
            <text:p>0.0247933</text:p>
          </table:table-cell>
        </table:table-row>
        <table:table-row table:style-name="ro1">
          <table:table-cell office:value-type="string" calcext:value-type="string">
            <text:p>fps_nano_160.dat</text:p>
          </table:table-cell>
          <table:table-cell office:value-type="float" office:value="116.952" calcext:value-type="float">
            <text:p>116.952</text:p>
          </table:table-cell>
          <table:table-cell office:value-type="float" office:value="0.973457" calcext:value-type="float">
            <text:p>0.973457</text:p>
          </table:table-cell>
          <table:table-cell office:value-type="float" office:value="8.55106" calcext:value-type="float">
            <text:p>8.55106</text:p>
          </table:table-cell>
          <table:table-cell office:value-type="float" office:value="0.0713163" calcext:value-type="float">
            <text:p>0.07131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5:03:58.103749925</meta:creation-date>
    <dc:date>2018-08-17T15:31:58.230470782</dc:date>
    <meta:editing-duration>PT7M39S</meta:editing-duration>
    <meta:editing-cycles>2</meta:editing-cycles>
    <meta:generator>LibreOffice/6.0.6.1$Linux_X86_64 LibreOffice_project/00m0$Build-1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10.547cm" xlink:href=".." xlink:type="simple" chart:class="chart:line" chart:style-name="ch1">
        <chart:legend chart:legend-position="end" svg:x="13.656cm" svg:y="4.963cm" style:legend-expansion="high" chart:style-name="ch2"/>
        <chart:plot-area chart:style-name="ch3" table:cell-range-address="Sheet1.A6:Sheet1.A7 Sheet1.A12:Sheet1.A14 Sheet1.D6:Sheet1.D7 Sheet1.D12:Sheet1.D14" chart:data-source-has-labels="column" svg:x="0.32cm" svg:y="0.21cm" svg:width="13.016cm" svg:height="10.127cm">
          <chartooo:coordinate-region svg:x="1.66cm" svg:y="0.42cm" svg:width="10.237cm" svg:height="9.248cm"/>
          <chart:axis chart:dimension="x" chart:name="primary-x" chart:style-name="ch4" chartooo:axis-type="auto">
            <chartooo:date-scale/>
            <chart:categories table:cell-range-address="Sheet1.A6:Sheet1.A7 Sheet1.A12:Sheet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D7 Sheet1.D12:Sheet1.D1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 Column D</text:p>
              </table:table-cell>
            </table:table-row>
          </table:table-header-rows>
          <table:table-rows>
            <table:table-row>
              <table:table-cell office:value-type="string">
                <text:p>fps_nano_10.dat</text:p>
                <draw:g>
                  <svg:desc>Sheet1.A6:Sheet1.A7 Sheet1.A12:Sheet1.A14</svg:desc>
                </draw:g>
              </table:table-cell>
              <table:table-cell office:value-type="float" office:value="1.72939">
                <text:p>1.72939</text:p>
                <draw:g>
                  <svg:desc>Sheet1.D6:Sheet1.D7 Sheet1.D12:Sheet1.D14</svg:desc>
                </draw:g>
              </table:table-cell>
            </table:table-row>
            <table:table-row>
              <table:table-cell office:value-type="string">
                <text:p>fps_nano_20.dat</text:p>
              </table:table-cell>
              <table:table-cell office:value-type="float" office:value="2.1267">
                <text:p>2.1267</text:p>
              </table:table-cell>
            </table:table-row>
            <table:table-row>
              <table:table-cell office:value-type="string">
                <text:p>fps_nano_40.dat</text:p>
              </table:table-cell>
              <table:table-cell office:value-type="float" office:value="3.08767">
                <text:p>3.08767</text:p>
              </table:table-cell>
            </table:table-row>
            <table:table-row>
              <table:table-cell office:value-type="string">
                <text:p>fps_nano_80.dat</text:p>
              </table:table-cell>
              <table:table-cell office:value-type="float" office:value="4.83553">
                <text:p>4.83553</text:p>
              </table:table-cell>
            </table:table-row>
            <table:table-row>
              <table:table-cell office:value-type="string">
                <text:p>fps_nano_160.dat</text:p>
              </table:table-cell>
              <table:table-cell office:value-type="float" office:value="8.55106">
                <text:p>8.55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